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38bda" officeooo:paragraph-rsid="00138bda"/>
    </style:style>
    <style:style style:name="P2" style:family="paragraph" style:parent-style-name="Standard">
      <style:paragraph-properties fo:text-align="start" style:justify-single-word="false"/>
      <style:text-properties officeooo:paragraph-rsid="00138bda"/>
    </style:style>
    <style:style style:name="P3" style:family="paragraph" style:parent-style-name="Standard">
      <style:paragraph-properties fo:text-align="start" style:justify-single-word="false"/>
      <style:text-properties officeooo:paragraph-rsid="00158b62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58b62"/>
    </style:style>
    <style:style style:name="P5" style:family="paragraph" style:parent-style-name="Standard">
      <style:paragraph-properties fo:text-align="start" style:justify-single-word="false"/>
      <style:text-properties officeooo:rsid="00158b62" officeooo:paragraph-rsid="00158b62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58b62" officeooo:paragraph-rsid="00158b62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158b62" officeooo:paragraph-rsid="00158b62"/>
    </style:style>
    <style:style style:name="P8" style:family="paragraph" style:parent-style-name="Standard">
      <style:paragraph-properties fo:text-align="center" style:justify-single-word="false"/>
      <style:text-properties fo:font-size="15pt" officeooo:rsid="00138bda" officeooo:paragraph-rsid="00138bda" style:font-size-asian="15pt" style:font-size-complex="15pt"/>
    </style:style>
    <style:style style:name="T1" style:family="text">
      <style:text-properties officeooo:rsid="00138bda"/>
    </style:style>
    <style:style style:name="T2" style:family="text">
      <style:text-properties fo:color="#111111"/>
    </style:style>
    <style:style style:name="T3" style:family="text">
      <style:text-properties fo:color="#111111" officeooo:rsid="00138bda"/>
    </style:style>
    <style:style style:name="T4" style:family="text">
      <style:text-properties fo:color="#111111" officeooo:rsid="00158b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RAL BLOCKCHAIN ASSIGNMENT</text:p>
      <text:p text:style-name="P2"/>
      <text:p text:style-name="P2"><text:span text:style-name="T1">Q1. </text:span><text:span text:style-name="T2">The steps you executed, your sources and how you went about the exercise</text:span></text:p>
      <text:p text:style-name="P2"><text:span text:style-name="T2"/></text:p>
      <text:p text:style-name="P1"><text:span text:style-name="T2">Ans1. When i started reading the assignment i found it simple as i have implemented the same thing <text:tab/>in python before. But when i found <text:s/>GO while reading the assignment i was little tensed <text:tab/>since i had never written a simple code in GO.I had completed the first part of assignment <text:s/><text:tab/>i.e API in Python just within less than 4 hours.I now started studying GOLang and found <text:tab/>intresting.</text:span></text:p>
      <text:p text:style-name="P1"><text:span text:style-name="T2"><text:tab/>As far as my assignment execution is considered i had first made simple apis without any <text:tab/>database in GO and once i was familiar with the functionality of GO i started adding <text:tab/>validations and then finally ended up by adding the database part in the APIs</text:span></text:p>
      <text:p text:style-name="P1"><text:span text:style-name="T2"/></text:p>
      <text:p text:style-name="P5"><text:span text:style-name="T2">Q2. Learning</text:span></text:p>
      <text:list xml:id="list4248479472" text:style-name="L1">
        <text:list-header>
          <text:p text:style-name="P4"><text:span text:style-name="T4"/></text:p>
        </text:list-header>
        <text:list-item>
          <text:p text:style-name="P4"><text:span text:style-name="T4">A new Programming language added to my checklist.</text:span></text:p>
        </text:list-item>
        <text:list-item>
          <text:p text:style-name="P4"><text:span text:style-name="T4">Learned ModelViewSets in Django (Haven’t used before)</text:span></text:p>
        </text:list-item>
        <text:list-item>
          <text:p text:style-name="P4"><text:span text:style-name="T4">More Practice with <text:s/>Raw sql queries</text:span></text:p>
        </text:list-item>
        <text:list-item>
          <text:p text:style-name="P4"><text:span text:style-name="T4">More Practice with AJAX</text:span></text:p>
        </text:list-item>
        <text:list-item>
          <text:p text:style-name="P6"><text:span text:style-name="T2">Regex<text:tab/></text:span></text:p>
        </text:list-item>
      </text:list>
      <text:p text:style-name="P1"><text:span text:style-name="T2"/></text:p>
      <text:p text:style-name="P1"><text:span text:style-name="T2"/></text:p>
      <text:p text:style-name="P2"><text:span text:style-name="T3">Q</text:span><text:span text:style-name="T4">3</text:span><text:span text:style-name="T3">. </text:span><text:span text:style-name="T2">Which part did you find challenging and which part was fun?</text:span></text:p>
      <text:p text:style-name="P2"><text:span text:style-name="T2"/></text:p>
      <text:p text:style-name="P1"><text:span text:style-name="T2">Ans </text:span><text:span text:style-name="T4">3</text:span><text:span text:style-name="T2">. The Challenging Part i found is connecting the database with Golang and understanding the <text:tab/>ORM of GO.</text:span></text:p>
      <text:p text:style-name="P1"><text:span text:style-name="T2"><text:tab/>The fun part is making API s <text:s/>in Django</text:span></text:p>
      <text:p text:style-name="P2"><text:span text:style-name="T3"/></text:p>
      <text:p text:style-name="P2"><text:span text:style-name="T3">Q</text:span><text:span text:style-name="T4">4</text:span><text:span text:style-name="T3">. <text:s/></text:span><text:span text:style-name="T2">Any suggestions for us to improve the exercise</text:span></text:p>
      <text:p text:style-name="P1"><text:span text:style-name="T2"><text:tab/></text:span></text:p>
      <text:p text:style-name="P5"><text:span text:style-name="T2">Ans 4. There should be login task also so that one can be evaluated on the basis of password <text:tab/>validations.</text:span></text:p>
      <text:p text:style-name="P1"><text:span text:style-name="T2"/></text:p>
      <text:p text:style-name="P3"><text:span text:style-name="T4">Q5.</text:span><text:span text:style-name="T2">. Use screen shots as and when necessary to show the results</text:span></text:p>
      <text:p text:style-name="P3"><text:span text:style-name="T4"/></text:p>
      <text:list xml:id="list1189350920" text:style-name="L2">
        <text:list-item>
          <text:p text:style-name="P7"><text:span text:style-name="T2">A GIF is attached in readme.md file</text:span></text:p>
          <text:p text:style-name="P7"><text:span text:style-name="T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9:16:21.878706888</meta:creation-date>
    <dc:date>2019-04-15T19:38:15.033939259</dc:date>
    <meta:editing-duration>PT8M33S</meta:editing-duration>
    <meta:editing-cycles>1</meta:editing-cycles>
    <meta:document-statistic meta:table-count="0" meta:image-count="0" meta:object-count="0" meta:page-count="1" meta:paragraph-count="20" meta:word-count="255" meta:character-count="1392" meta:non-whitespace-character-count="1145"/>
    <meta:generator>LibreOffice/6.0.7.3$Linux_X86_64 LibreOffice_project/00m0$Build-3</meta:generator>
  </office:meta>
</office:document-meta>
</file>